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text-properties style:font-name="FreeMono" fo:font-size="7pt" fo:font-weight="bold" style:font-size-asian="7pt" style:font-weight-asian="bold" style:font-size-complex="7pt" style:font-weight-complex="bold"/>
    </style:style>
    <style:style style:name="P3" style:family="paragraph" style:parent-style-name="Preformatted_20_Text">
      <style:paragraph-properties fo:break-before="page"/>
      <style:text-properties style:font-name="FreeMono" fo:font-size="7pt" fo:font-weight="bold" style:font-size-asian="7pt" style:font-weight-asian="bold" style:font-size-complex="7pt" style:font-weight-complex="bold"/>
    </style:style>
    <style:style style:name="P4" style:family="paragraph" style:parent-style-name="Preformatted_20_Text">
      <style:text-properties style:font-name="FreeMono" fo:font-size="7pt" fo:font-weight="normal" style:font-size-asian="7pt" style:font-weight-asian="normal" style:font-size-complex="7pt" style:font-weight-complex="normal"/>
    </style:style>
    <style:style style:name="P5" style:family="paragraph" style:parent-style-name="Preformatted_20_Text">
      <style:text-properties style:font-name="Free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 fo:break-before="page"/>
      <style:text-properties style:font-name="Free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style:font-name="FreeMono" fo:font-size="5pt" fo:font-weight="bold" style:font-size-asian="5pt" style:font-weight-asian="bold" style:font-size-complex="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li9341.c</text:p>
      <text:p text:style-name="P2">#include &lt;stdint.h&gt;</text:p>
      <text:p text:style-name="P2">#include &lt;stdio.h&gt;</text:p>
      <text:p text:style-name="P2">#include &lt;string.h&gt;</text:p>
      <text:p text:style-name="P2">#include "pico/stdlib.h"</text:p>
      <text:p text:style-name="P2">#include "ili9341/ili9341.h"</text:p>
      <text:p text:style-name="P2"/>
      <text:p text:style-name="P2">ili9341_config_t ili9341_config = {</text:p>
      <text:p text:style-name="P2"><text:tab/>.port = spi0,</text:p>
      <text:p text:style-name="P2"><text:tab/>.pin_miso = 16,</text:p>
      <text:p text:style-name="P2"><text:tab/>.pin_cs = 17,</text:p>
      <text:p text:style-name="P2"><text:tab/>.pin_sck = 18,</text:p>
      <text:p text:style-name="P2"><text:tab/>.pin_mosi = 19,</text:p>
      <text:p text:style-name="P2"><text:tab/>.pin_reset = 20,</text:p>
      <text:p text:style-name="P2"><text:tab/>.pin_dc = 21</text:p>
      <text:p text:style-name="P2">};</text:p>
      <text:p text:style-name="P2"/>
      <text:p text:style-name="P2">static inline void <text:span text:style-name="T2">cs_select</text:span>() {</text:p>
      <text:p text:style-name="P2"><text:s text:c="4"/>asm volatile("nop \n nop \n nop");</text:p>
      <text:p text:style-name="P2"><text:s text:c="4"/>gpio_put(ili9341_config.pin_cs, 0); <text:s/><text:span text:style-name="T1">// Active low</text:span></text:p>
      <text:p text:style-name="P2"><text:s text:c="4"/>asm volatile("nop \n nop \n nop");</text:p>
      <text:p text:style-name="P2">}</text:p>
      <text:p text:style-name="P2"/>
      <text:p text:style-name="P2">static inline void <text:span text:style-name="T2">cs_deselect</text:span>() {</text:p>
      <text:p text:style-name="P2"><text:s text:c="4"/>asm volatile("nop \n nop \n nop");</text:p>
      <text:p text:style-name="P2"><text:s text:c="4"/>gpio_put(ili9341_config.pin_cs, 1);</text:p>
      <text:p text:style-name="P2"><text:s text:c="4"/>asm volatile("nop \n nop \n nop");</text:p>
      <text:p text:style-name="P2">}</text:p>
      <text:p text:style-name="P2"/>
      <text:p text:style-name="P2">void <text:span text:style-name="T2">ili9341_set_command</text:span>(uint8_t cmd) {</text:p>
      <text:p text:style-name="P2"><text:s text:c="4"/>cs_select();</text:p>
      <text:p text:style-name="P2"><text:s text:c="4"/>gpio_put(ili9341_config.pin_dc, 0);</text:p>
      <text:p text:style-name="P2"><text:s text:c="4"/>spi_write_blocking(ili9341_config.port, &amp;cmd, 1);</text:p>
      <text:p text:style-name="P2"><text:s text:c="4"/>gpio_put(ili9341_config.pin_dc, 1);</text:p>
      <text:p text:style-name="P2"><text:s text:c="4"/>cs_deselect();</text:p>
      <text:p text:style-name="P2">}</text:p>
      <text:p text:style-name="P2"/>
      <text:p text:style-name="P2">void <text:span text:style-name="T2">ili9341_command_param</text:span>(uint8_t data) {</text:p>
      <text:p text:style-name="P2"><text:s text:c="4"/>cs_select();</text:p>
      <text:p text:style-name="P2"><text:s text:c="4"/>spi_write_blocking(ili9341_config.port, &amp;data, 1);</text:p>
      <text:p text:style-name="P2"><text:s text:c="4"/>cs_deselect();</text:p>
      <text:p text:style-name="P2">}</text:p>
      <text:p text:style-name="P2"/>
      <text:p text:style-name="P2">void <text:span text:style-name="T2">ili9341_write_data</text:span>(void *buffer, int bytes) {</text:p>
      <text:p text:style-name="P2"><text:s text:c="4"/>cs_select();</text:p>
      <text:p text:style-name="P2"><text:s text:c="4"/>spi_write_blocking(ili9341_config.port, buffer, bytes);</text:p>
      <text:p text:style-name="P2"><text:s text:c="4"/>cs_deselect();</text:p>
      <text:p text:style-name="P2">}</text:p>
      <text:p text:style-name="P2"/>
      <text:p text:style-name="P2">void <text:span text:style-name="T2">ili9341_init</text:span>() {</text:p>
      <text:p text:style-name="P2"><text:s text:c="4"/><text:span text:style-name="T1">// This example will use SPI0 at 0.5MHz.</text:span></text:p>
      <text:p text:style-name="P2"><text:s text:c="4"/>spi_init(ili9341_config.port, 500 * 1000);</text:p>
      <text:p text:style-name="P2"><text:s text:c="4"/>int baudrate = spi_set_baudrate(ili9341_config.port, 75000 * 1000);</text:p>
      <text:p text:style-name="P2"/>
      <text:p text:style-name="P2"><text:s text:c="4"/>gpio_set_function(ili9341_config.pin_miso, GPIO_FUNC_SPI);</text:p>
      <text:p text:style-name="P2"><text:s text:c="4"/>gpio_set_function(ili9341_config.pin_sck, GPIO_FUNC_SPI);</text:p>
      <text:p text:style-name="P2"><text:s text:c="4"/>gpio_set_function(ili9341_config.pin_mosi, GPIO_FUNC_SPI);</text:p>
      <text:p text:style-name="P2"/>
      <text:p text:style-name="P2"><text:s text:c="4"/><text:span text:style-name="T1">// Chip select is active-low, so we'll initialise it to a driven-high state</text:span></text:p>
      <text:p text:style-name="P2"><text:s text:c="4"/>gpio_init(ili9341_config.pin_cs);</text:p>
      <text:p text:style-name="P2"><text:s text:c="4"/>gpio_set_dir(ili9341_config.pin_cs, GPIO_OUT);</text:p>
      <text:p text:style-name="P2"><text:s text:c="4"/>gpio_put(ili9341_config.pin_cs, 0);</text:p>
      <text:p text:style-name="P2"/>
      <text:p text:style-name="P2"><text:s text:c="4"/><text:span text:style-name="T1">// Reset is active-low</text:span></text:p>
      <text:p text:style-name="P2"><text:s text:c="4"/>gpio_init(ili9341_config.pin_reset);</text:p>
      <text:p text:style-name="P2"><text:s text:c="4"/>gpio_set_dir(ili9341_config.pin_reset, GPIO_OUT);</text:p>
      <text:p text:style-name="P2"><text:s text:c="4"/>gpio_put(ili9341_config.pin_reset, 1);</text:p>
      <text:p text:style-name="P2"/>
      <text:p text:style-name="P2"><text:s text:c="4"/><text:span text:style-name="T1">// high = command, low = data</text:span></text:p>
      <text:p text:style-name="P2"><text:s text:c="4"/>gpio_init(ili9341_config.pin_dc);</text:p>
      <text:p text:style-name="P2"><text:s text:c="4"/>gpio_set_dir(ili9341_config.pin_dc, GPIO_OUT);</text:p>
      <text:p text:style-name="P2"><text:s text:c="4"/>gpio_put(ili9341_config.pin_dc, 0);</text:p>
      <text:p text:style-name="P2"/>
      <text:p text:style-name="P2"/>
      <text:p text:style-name="P2"><text:s text:c="4"/>sleep_ms(10);</text:p>
      <text:p text:style-name="P2"><text:s text:c="4"/>gpio_put(ili9341_config.pin_reset, 0);</text:p>
      <text:p text:style-name="P2"><text:s text:c="4"/>sleep_ms(10);</text:p>
      <text:p text:style-name="P2"><text:s text:c="4"/>gpio_put(ili9341_config.pin_reset, 1);</text:p>
      <text:p text:style-name="P2"/>
      <text:p text:style-name="P2"><text:s text:c="4"/>ili9341_set_command(0x01);<text:span text:style-name="T1">//soft reset</text:span></text:p>
      <text:p text:style-name="P2"><text:s text:c="4"/>sleep_ms(100);</text:p>
      <text:p text:style-name="P2"/>
      <text:p text:style-name="P2"><text:s text:c="4"/>ili9341_set_command(ILI9341_GAMMASET);</text:p>
      <text:p text:style-name="P2"><text:s text:c="4"/>ili9341_command_param(0x01);</text:p>
      <text:p text:style-name="P2"/>
      <text:p text:style-name="P2"><text:s text:c="4"/><text:span text:style-name="T1">// positive gamma correction</text:span></text:p>
      <text:p text:style-name="P2"><text:s text:c="4"/>ili9341_set_command(ILI9341_GMCTRP1);</text:p>
      <text:p text:style-name="P2"><text:s text:c="4"/>ili9341_write_data((uint8_t[15]){ 0x0f, 0x31, 0x2b, 0x0c, 0x0e, 0x08, 0x4e, 0xf1, 0x37, 0x07, 0x10, 0x03, 0x0e, 0x09, 0x00 }, 15);</text:p>
      <text:p text:style-name="P2"/>
      <text:p text:style-name="P2"><text:s text:c="4"/><text:span text:style-name="T1">// negative gamma correction</text:span></text:p>
      <text:p text:style-name="P2"><text:s text:c="4"/>ili9341_set_command(ILI9341_GMCTRN1);</text:p>
      <text:p text:style-name="P2"><text:s text:c="4"/>ili9341_write_data((uint8_t[15]){ 0x00, 0x0e, 0x14, 0x03, 0x11, 0x07, 0x31, 0xc1, 0x48, 0x08, 0x0f, 0x0c, 0x31, 0x36, 0x0f }, 15);</text:p>
      <text:p text:style-name="P2"/>
      <text:p text:style-name="P2"><text:s text:c="4"/><text:span text:style-name="T1">// memory access control</text:span></text:p>
      <text:p text:style-name="P2"><text:soft-page-break/><text:s text:c="4"/>ili9341_set_command(ILI9341_MADCTL);</text:p>
      <text:p text:style-name="P2"><text:s text:c="4"/>ili9341_command_param(0x48);</text:p>
      <text:p text:style-name="P2"/>
      <text:p text:style-name="P2"><text:s text:c="4"/><text:span text:style-name="T1">// pixel format</text:span></text:p>
      <text:p text:style-name="P2"><text:s text:c="4"/>ili9341_set_command(ILI9341_PIXFMT);</text:p>
      <text:p text:style-name="P2"><text:s text:c="4"/>ili9341_command_param(0x55); <text:s/><text:span text:style-name="T1">// 16-bit</text:span></text:p>
      <text:p text:style-name="P2"/>
      <text:p text:style-name="P2"><text:s text:c="4"/><text:span text:style-name="T1">// frame rate; default, 70 Hz</text:span></text:p>
      <text:p text:style-name="P2"><text:s text:c="4"/>ili9341_set_command(ILI9341_FRMCTR1);</text:p>
      <text:p text:style-name="P2"><text:s text:c="4"/>ili9341_command_param(0x00);</text:p>
      <text:p text:style-name="P2"><text:s text:c="4"/>ili9341_command_param(0x1B);</text:p>
      <text:p text:style-name="P2"/>
      <text:p text:style-name="P2"><text:s text:c="4"/><text:span text:style-name="T1">// exit sleep</text:span></text:p>
      <text:p text:style-name="P2"><text:s text:c="4"/>ili9341_set_command(ILI9341_SLPOUT);</text:p>
      <text:p text:style-name="P2"/>
      <text:p text:style-name="P2"><text:s text:c="4"/><text:span text:style-name="T1">// display on</text:span></text:p>
      <text:p text:style-name="P2"><text:s text:c="4"/>ili9341_set_command(ILI9341_DISPON);</text:p>
      <text:p text:style-name="P2"/>
      <text:p text:style-name="P2"><text:s text:c="4"/><text:span text:style-name="T1">// column address set</text:span></text:p>
      <text:p text:style-name="P2"><text:s text:c="4"/>ili9341_set_command(ILI9341_CASET);</text:p>
      <text:p text:style-name="P2"><text:s text:c="4"/>ili9341_command_param(0x00);</text:p>
      <text:p text:style-name="P2"><text:s text:c="4"/>ili9341_command_param(0x00); <text:s/><text:span text:style-name="T1">// start column</text:span></text:p>
      <text:p text:style-name="P2"><text:s text:c="4"/>ili9341_command_param(0x00);</text:p>
      <text:p text:style-name="P2"><text:s text:c="4"/>ili9341_command_param(0xef); <text:s/><text:span text:style-name="T1">// end column -&gt; 239</text:span></text:p>
      <text:p text:style-name="P2"/>
      <text:p text:style-name="P2"><text:s text:c="4"/><text:span text:style-name="T1">// page address set</text:span></text:p>
      <text:p text:style-name="P2"><text:s text:c="4"/>ili9341_set_command(ILI9341_PASET);</text:p>
      <text:p text:style-name="P2"><text:s text:c="4"/>ili9341_command_param(0x00);</text:p>
      <text:p text:style-name="P2"><text:s text:c="4"/>ili9341_command_param(0x00); <text:s/><text:span text:style-name="T1">// start page</text:span></text:p>
      <text:p text:style-name="P2"><text:s text:c="4"/>ili9341_command_param(0x01);</text:p>
      <text:p text:style-name="P2"><text:s text:c="4"/>ili9341_command_param(0x3f); <text:s/><text:span text:style-name="T1">// end page -&gt; 319</text:span></text:p>
      <text:p text:style-name="P2"/>
      <text:p text:style-name="P2"><text:s text:c="4"/>ili9341_set_command(ILI9341_RAMWR);</text:p>
      <text:p text:style-name="P2">}</text:p>
      <text:p text:style-name="P2"/>
      <text:p text:style-name="P2">uint16_t swap_bytes(uint16_t color) {</text:p>
      <text:p text:style-name="P2"><text:s text:c="4"/>return (color&gt;&gt;8) | (color&lt;&lt;8);</text:p>
      <text:p text:style-name="P2">}</text:p>
      <text:p text:style-name="P2"/>
      <text:p text:style-name="P5">mode0_demo.c</text:p>
      <text:p text:style-name="P2">#include "pico/stdlib.h"</text:p>
      <text:p text:style-name="P2">#include "mode0/mode0.h"</text:p>
      <text:p text:style-name="P2"/>
      <text:p text:style-name="P2">int main() {</text:p>
      <text:p text:style-name="P2"><text:s text:c="4"/>mode0_init();</text:p>
      <text:p text:style-name="P2"><text:s text:c="4"/></text:p>
      <text:p text:style-name="P2"><text:s text:c="4"/>mode0_set_cursor(0, 0);</text:p>
      <text:p text:style-name="P2"><text:s text:c="4"/>mode0_color_t fg = MODE0_WHITE;</text:p>
      <text:p text:style-name="P2"><text:s text:c="4"/>mode0_color_t bg = MODE0_BLACK;</text:p>
      <text:p text:style-name="P2"><text:s text:c="4"/></text:p>
      <text:p text:style-name="P2"><text:s text:c="4"/>while (1) {</text:p>
      <text:p text:style-name="P2"><text:s text:c="8"/>mode0_print("Retro Computer (c) 2021, Shawn Hyam\n");</text:p>
      <text:p text:style-name="P2"><text:s text:c="8"/>sleep_ms(500);</text:p>
      <text:p text:style-name="P2"><text:s text:c="8"/>fg = (fg+1) % 16;</text:p>
      <text:p text:style-name="P2"><text:s text:c="8"/>if (fg == 0) {</text:p>
      <text:p text:style-name="P2"><text:s text:c="12"/>bg = (bg+1) % 16;</text:p>
      <text:p text:style-name="P2"><text:s text:c="12"/>mode0_set_background(bg);</text:p>
      <text:p text:style-name="P2"><text:s text:c="8"/>}</text:p>
      <text:p text:style-name="P2"><text:s text:c="8"/>mode0_set_foreground(fg);</text:p>
      <text:p text:style-name="P2"><text:s text:c="4"/>}</text:p>
      <text:p text:style-name="P2">}</text:p>
      <text:p text:style-name="P2"/>
      <text:p text:style-name="P5">mode0.c</text:p>
      <text:p text:style-name="P2">#include "pico/stdlib.h"</text:p>
      <text:p text:style-name="P2">#include &lt;string.h&gt;</text:p>
      <text:p text:style-name="P2">#include "hardware/spi.h"</text:p>
      <text:p text:style-name="P2">#include "ili9341/ili9341.h"</text:p>
      <text:p text:style-name="P2">#include "mode0/mode0.h"</text:p>
      <text:p text:style-name="P2"/>
      <text:p text:style-name="P4">/* Character graphics mode */</text:p>
      <text:p text:style-name="P2"/>
      <text:p text:style-name="P4">// Characters are 8x12 -- characters start at (x:1,y:1) and are 5x7 in size, so</text:p>
      <text:p text:style-name="P4">// it is possible to not display the full area. This display mode actually treats</text:p>
      <text:p text:style-name="P4">// them as 6x10, starting at (x:1,y:0)</text:p>
      <text:p text:style-name="P2">static const uint8_t font_data[95][12] = {</text:p>
      <text:p text:style-name="P7"><text:s text:c="4"/>{ 0x00, 0x00, 0x00, 0x00, 0x00, 0x00, 0x00, 0x00, 0x00, 0x00, 0x00, 0x00 },</text:p>
      <text:p text:style-name="P7"><text:s text:c="4"/>{ 0x00, 0x10, 0x10, 0x10, 0x10, 0x10, 0x00, 0x10, 0x00, 0x00, 0x00, 0x00 },</text:p>
      <text:p text:style-name="P7"><text:s text:c="4"/>{ 0x00, 0x28, 0x28, 0x28, 0x00, 0x00, 0x00, 0x00, 0x00, 0x00, 0x00, 0x00 },</text:p>
      <text:p text:style-name="P7"><text:s text:c="4"/>{ 0x00, 0x00, 0x28, 0x7C, 0x28, 0x7C, 0x28, 0x00, 0x00, 0x00, 0x00, 0x00 },</text:p>
      <text:p text:style-name="P7"><text:s text:c="4"/>{ 0x00, 0x10, 0x3C, 0x40, 0x38, 0x04, 0x78, 0x10, 0x00, 0x00, 0x00, 0x00 },</text:p>
      <text:p text:style-name="P7"><text:s text:c="4"/>{ 0x00, 0x60, 0x64, 0x08, 0x10, 0x20, 0x4C, 0x0C, 0x00, 0x00, 0x00, 0x00 },</text:p>
      <text:p text:style-name="P7"><text:s text:c="4"/>{ 0x00, 0x20, 0x50, 0x50, 0x20, 0x54, 0x48, 0x34, 0x00, 0x00, 0x00, 0x00 },</text:p>
      <text:p text:style-name="P7"><text:s text:c="4"/>{ 0x00, 0x10, 0x10, 0x10, 0x00, 0x00, 0x00, 0x00, 0x00, 0x00, 0x00, 0x00 },</text:p>
      <text:p text:style-name="P7"><text:s text:c="4"/>{ 0x00, 0x08, 0x10, 0x20, 0x20, 0x20, 0x10, 0x08, 0x00, 0x00, 0x00, 0x00 },</text:p>
      <text:p text:style-name="P7"><text:s text:c="4"/>{ 0x00, 0x20, 0x10, 0x08, 0x08, 0x08, 0x10, 0x20, 0x00, 0x00, 0x00, 0x00 },</text:p>
      <text:p text:style-name="P7"><text:s text:c="4"/>{ 0x00, 0x00, 0x10, 0x54, 0x38, 0x38, 0x54, 0x10, 0x00, 0x00, 0x00, 0x00 },</text:p>
      <text:p text:style-name="P7"><text:s text:c="4"/>{ 0x00, 0x00, 0x10, 0x10, 0x7C, 0x10, 0x10, 0x00, 0x00, 0x00, 0x00, 0x00 },</text:p>
      <text:p text:style-name="P7"><text:s text:c="4"/>{ 0x00, 0x00, 0x00, 0x00, 0x00, 0x00, 0x18, 0x18, 0x10, 0x20, 0x00, 0x00 },</text:p>
      <text:p text:style-name="P7"><text:s text:c="4"/>{ 0x00, 0x00, 0x00, 0x00, 0x7C, 0x00, 0x00, 0x00, 0x00, 0x00, 0x00, 0x00 },</text:p>
      <text:p text:style-name="P7"><text:s text:c="4"/>{ 0x00, 0x00, 0x00, 0x00, 0x00, 0x00, 0x18, 0x18, 0x00, 0x00, 0x00, 0x00 },</text:p>
      <text:p text:style-name="P7"><text:s text:c="4"/>{ 0x00, 0x00, 0x04, 0x08, 0x10, 0x20, 0x40, 0x00, 0x00, 0x00, 0x00, 0x00 },</text:p>
      <text:p text:style-name="P7"><text:s text:c="4"/>{ 0x00, 0x38, 0x44, 0x4C, 0x54, 0x64, 0x44, 0x38, 0x00, 0x00, 0x00, 0x00 },</text:p>
      <text:p text:style-name="P7"><text:s text:c="4"/>{ 0x00, 0x10, 0x30, 0x10, 0x10, 0x10, 0x10, 0x38, 0x00, 0x00, 0x00, 0x00 },</text:p>
      <text:p text:style-name="P7"><text:s text:c="4"/>{ 0x00, 0x38, 0x44, 0x04, 0x38, 0x40, 0x40, 0x7C, 0x00, 0x00, 0x00, 0x00 },</text:p>
      <text:p text:style-name="P7"><text:s text:c="4"/>{ 0x00, 0x38, 0x44, 0x04, 0x18, 0x04, 0x44, 0x38, 0x00, 0x00, 0x00, 0x00 },</text:p>
      <text:p text:style-name="P7"><text:s text:c="4"/>{ 0x00, 0x08, 0x18, 0x28, 0x48, 0x7C, 0x08, 0x08, 0x00, 0x00, 0x00, 0x00 },</text:p>
      <text:p text:style-name="P7"><text:s text:c="4"/>{ 0x00, 0x7C, 0x40, 0x78, 0x04, 0x04, 0x44, 0x38, 0x00, 0x00, 0x00, 0x00 },</text:p>
      <text:p text:style-name="P7"><text:s text:c="4"/>{ 0x00, 0x18, 0x20, 0x40, 0x78, 0x44, 0x44, 0x38, 0x00, 0x00, 0x00, 0x00 },</text:p>
      <text:p text:style-name="P7"><text:s text:c="4"/>{ 0x00, 0x7C, 0x04, 0x08, 0x10, 0x20, 0x40, 0x40, 0x00, 0x00, 0x00, 0x00 },</text:p>
      <text:p text:style-name="P7"><text:s text:c="4"/>{ 0x00, 0x38, 0x44, 0x44, 0x38, 0x44, 0x44, 0x38, 0x00, 0x00, 0x00, 0x00 },</text:p>
      <text:p text:style-name="P7"><text:s text:c="4"/>{ 0x00, 0x38, 0x44, 0x44, 0x3C, 0x04, 0x08, 0x30, 0x00, 0x00, 0x00, 0x00 },</text:p>
      <text:p text:style-name="P7"><text:s text:c="4"/>{ 0x00, 0x00, 0x00, 0x30, 0x30, 0x00, 0x30, 0x30, 0x00, 0x00, 0x00, 0x00 },</text:p>
      <text:p text:style-name="P7"><text:s text:c="4"/>{ 0x00, 0x00, 0x00, 0x30, 0x30, 0x00, 0x30, 0x30, 0x10, 0x20, 0x00, 0x00 },</text:p>
      <text:p text:style-name="P7"><text:s text:c="4"/>{ 0x00, 0x08, 0x10, 0x20, 0x40, 0x20, 0x10, 0x08, 0x00, 0x00, 0x00, 0x00 },</text:p>
      <text:p text:style-name="P7"><text:s text:c="4"/>{ 0x00, 0x00, 0x00, 0x7C, 0x00, 0x7C, 0x00, 0x00, 0x00, 0x00, 0x00, 0x00 },</text:p>
      <text:p text:style-name="P7"><text:s text:c="4"/>{ 0x00, 0x40, 0x20, 0x10, 0x08, 0x10, 0x20, 0x40, 0x00, 0x00, 0x00, 0x00 },</text:p>
      <text:p text:style-name="P7"><text:s text:c="4"/>{ 0x00, 0x38, 0x44, 0x04, 0x08, 0x10, 0x00, 0x10, 0x00, 0x00, 0x00, 0x00 },</text:p>
      <text:p text:style-name="P7"><text:s text:c="4"/>{ 0x00, 0x38, 0x44, 0x04, 0x34, 0x4C, 0x44, 0x38, 0x00, 0x00, 0x00, 0x00 },</text:p>
      <text:p text:style-name="P7"><text:soft-page-break/><text:s text:c="4"/>{ 0x00, 0x10, 0x28, 0x44, 0x44, 0x7C, 0x44, 0x44, 0x00, 0x00, 0x00, 0x00 },</text:p>
      <text:p text:style-name="P7"><text:s text:c="4"/>{ 0x00, 0x78, 0x44, 0x44, 0x78, 0x44, 0x44, 0x78, 0x00, 0x00, 0x00, 0x00 },</text:p>
      <text:p text:style-name="P7"><text:s text:c="4"/>{ 0x00, 0x38, 0x44, 0x40, 0x40, 0x40, 0x44, 0x38, 0x00, 0x00, 0x00, 0x00 },</text:p>
      <text:p text:style-name="P7"><text:s text:c="4"/>{ 0x00, 0x78, 0x44, 0x44, 0x44, 0x44, 0x44, 0x78, 0x00, 0x00, 0x00, 0x00 },</text:p>
      <text:p text:style-name="P7"><text:s text:c="4"/>{ 0x00, 0x7C, 0x40, 0x40, 0x70, 0x40, 0x40, 0x7C, 0x00, 0x00, 0x00, 0x00 },</text:p>
      <text:p text:style-name="P7"><text:s text:c="4"/>{ 0x00, 0x7C, 0x40, 0x40, 0x70, 0x40, 0x40, 0x40, 0x00, 0x00, 0x00, 0x00 },</text:p>
      <text:p text:style-name="P7"><text:s text:c="4"/>{ 0x00, 0x38, 0x44, 0x40, 0x4C, 0x44, 0x44, 0x38, 0x00, 0x00, 0x00, 0x00 },</text:p>
      <text:p text:style-name="P7"><text:s text:c="4"/>{ 0x00, 0x44, 0x44, 0x44, 0x7C, 0x44, 0x44, 0x44, 0x00, 0x00, 0x00, 0x00 },</text:p>
      <text:p text:style-name="P7"><text:s text:c="4"/>{ 0x00, 0x38, 0x10, 0x10, 0x10, 0x10, 0x10, 0x38, 0x00, 0x00, 0x00, 0x00 },</text:p>
      <text:p text:style-name="P7"><text:s text:c="4"/>{ 0x00, 0x04, 0x04, 0x04, 0x04, 0x44, 0x44, 0x38, 0x00, 0x00, 0x00, 0x00 },</text:p>
      <text:p text:style-name="P7"><text:s text:c="4"/>{ 0x00, 0x44, 0x48, 0x50, 0x60, 0x50, 0x48, 0x44, 0x00, 0x00, 0x00, 0x00 },</text:p>
      <text:p text:style-name="P7"><text:s text:c="4"/>{ 0x00, 0x40, 0x40, 0x40, 0x40, 0x40, 0x40, 0x7C, 0x00, 0x00, 0x00, 0x00 },</text:p>
      <text:p text:style-name="P7"><text:s text:c="4"/>{ 0x00, 0x44, 0x6C, 0x54, 0x54, 0x44, 0x44, 0x44, 0x00, 0x00, 0x00, 0x00 },</text:p>
      <text:p text:style-name="P7"><text:s text:c="4"/>{ 0x00, 0x44, 0x44, 0x64, 0x54, 0x4C, 0x44, 0x44, 0x00, 0x00, 0x00, 0x00 },</text:p>
      <text:p text:style-name="P7"><text:s text:c="4"/>{ 0x00, 0x38, 0x44, 0x44, 0x44, 0x44, 0x44, 0x38, 0x00, 0x00, 0x00, 0x00 },</text:p>
      <text:p text:style-name="P7"><text:s text:c="4"/>{ 0x00, 0x78, 0x44, 0x44, 0x78, 0x40, 0x40, 0x40, 0x00, 0x00, 0x00, 0x00 },</text:p>
      <text:p text:style-name="P7"><text:s text:c="4"/>{ 0x00, 0x38, 0x44, 0x44, 0x44, 0x54, 0x48, 0x34, 0x00, 0x00, 0x00, 0x00 },</text:p>
      <text:p text:style-name="P7"><text:s text:c="4"/>{ 0x00, 0x78, 0x44, 0x44, 0x78, 0x50, 0x48, 0x44, 0x00, 0x00, 0x00, 0x00 },</text:p>
      <text:p text:style-name="P7"><text:s text:c="4"/>{ 0x00, 0x38, 0x44, 0x40, 0x38, 0x04, 0x44, 0x38, 0x00, 0x00, 0x00, 0x00 },</text:p>
      <text:p text:style-name="P7"><text:s text:c="4"/>{ 0x00, 0x7C, 0x10, 0x10, 0x10, 0x10, 0x10, 0x10, 0x00, 0x00, 0x00, 0x00 },</text:p>
      <text:p text:style-name="P7"><text:s text:c="4"/>{ 0x00, 0x44, 0x44, 0x44, 0x44, 0x44, 0x44, 0x38, 0x00, 0x00, 0x00, 0x00 },</text:p>
      <text:p text:style-name="P7"><text:s text:c="4"/>{ 0x00, 0x44, 0x44, 0x44, 0x28, 0x28, 0x10, 0x10, 0x00, 0x00, 0x00, 0x00 },</text:p>
      <text:p text:style-name="P7"><text:s text:c="4"/>{ 0x00, 0x44, 0x44, 0x44, 0x54, 0x54, 0x6C, 0x44, 0x00, 0x00, 0x00, 0x00 },</text:p>
      <text:p text:style-name="P7"><text:s text:c="4"/>{ 0x00, 0x44, 0x44, 0x28, 0x10, 0x28, 0x44, 0x44, 0x00, 0x00, 0x00, 0x00 },</text:p>
      <text:p text:style-name="P7"><text:s text:c="4"/>{ 0x00, 0x44, 0x44, 0x28, 0x10, 0x10, 0x10, 0x10, 0x00, 0x00, 0x00, 0x00 },</text:p>
      <text:p text:style-name="P7"><text:s text:c="4"/>{ 0x00, 0x7C, 0x04, 0x08, 0x10, 0x20, 0x40, 0x7C, 0x00, 0x00, 0x00, 0x00 },</text:p>
      <text:p text:style-name="P7"><text:s text:c="4"/>{ 0x00, 0x38, 0x20, 0x20, 0x20, 0x20, 0x20, 0x38, 0x00, 0x00, 0x00, 0x00 },</text:p>
      <text:p text:style-name="P7"><text:s text:c="4"/>{ 0x00, 0x00, 0x40, 0x20, 0x10, 0x08, 0x04, 0x00, 0x00, 0x00, 0x00, 0x00 },</text:p>
      <text:p text:style-name="P7"><text:s text:c="4"/>{ 0x00, 0x38, 0x08, 0x08, 0x08, 0x08, 0x08, 0x38, 0x00, 0x00, 0x00, 0x00 },</text:p>
      <text:p text:style-name="P7"><text:s text:c="4"/>{ 0x00, 0x10, 0x28, 0x44, 0x00, 0x00, 0x00, 0x00, 0x00, 0x00, 0x00, 0x00 },</text:p>
      <text:p text:style-name="P7"><text:s text:c="4"/>{ 0x00, 0x00, 0x00, 0x00, 0x00, 0x00, 0x00, 0x00, 0x7C, 0x00, 0x00, 0x00 },</text:p>
      <text:p text:style-name="P7"><text:s text:c="4"/>{ 0x00, 0x20, 0x10, 0x08, 0x00, 0x00, 0x00, 0x00, 0x00, 0x00, 0x00, 0x00 },</text:p>
      <text:p text:style-name="P7"><text:s text:c="4"/>{ 0x00, 0x00, 0x00, 0x38, 0x04, 0x3C, 0x44, 0x3C, 0x00, 0x00, 0x00, 0x00 },</text:p>
      <text:p text:style-name="P7"><text:s text:c="4"/>{ 0x00, 0x40, 0x40, 0x58, 0x64, 0x44, 0x44, 0x78, 0x00, 0x00, 0x00, 0x00 },</text:p>
      <text:p text:style-name="P7"><text:s text:c="4"/>{ 0x00, 0x00, 0x00, 0x38, 0x44, 0x40, 0x44, 0x38, 0x00, 0x00, 0x00, 0x00 },</text:p>
      <text:p text:style-name="P7"><text:s text:c="4"/>{ 0x00, 0x04, 0x04, 0x34, 0x4C, 0x44, 0x44, 0x3C, 0x00, 0x00, 0x00, 0x00 },</text:p>
      <text:p text:style-name="P7"><text:s text:c="4"/>{ 0x00, 0x00, 0x00, 0x38, 0x44, 0x78, 0x40, 0x38, 0x00, 0x00, 0x00, 0x00 },</text:p>
      <text:p text:style-name="P7"><text:s text:c="4"/>{ 0x00, 0x10, 0x28, 0x20, 0x70, 0x20, 0x20, 0x20, 0x00, 0x00, 0x00, 0x00 },</text:p>
      <text:p text:style-name="P7"><text:s text:c="4"/>{ 0x00, 0x00, 0x00, 0x3C, 0x44, 0x44, 0x4C, 0x34, 0x04, 0x38, 0x00, 0x00 },</text:p>
      <text:p text:style-name="P7"><text:s text:c="4"/>{ 0x00, 0x40, 0x40, 0x58, 0x64, 0x44, 0x44, 0x44, 0x00, 0x00, 0x00, 0x00 },</text:p>
      <text:p text:style-name="P7"><text:s text:c="4"/>{ 0x00, 0x10, 0x00, 0x30, 0x10, 0x10, 0x10, 0x38, 0x00, 0x00, 0x00, 0x00 },</text:p>
      <text:p text:style-name="P7"><text:s text:c="4"/>{ 0x00, 0x00, 0x08, 0x00, 0x08, 0x08, 0x08, 0x08, 0x48, 0x30, 0x00, 0x00 },</text:p>
      <text:p text:style-name="P7"><text:s text:c="4"/>{ 0x00, 0x40, 0x40, 0x48, 0x50, 0x60, 0x50, 0x48, 0x00, 0x00, 0x00, 0x00 },</text:p>
      <text:p text:style-name="P7"><text:s text:c="4"/>{ 0x00, 0x30, 0x10, 0x10, 0x10, 0x10, 0x10, 0x38, 0x00, 0x00, 0x00, 0x00 },</text:p>
      <text:p text:style-name="P7"><text:s text:c="4"/>{ 0x00, 0x00, 0x00, 0x68, 0x54, 0x54, 0x54, 0x54, 0x00, 0x00, 0x00, 0x00 },</text:p>
      <text:p text:style-name="P7"><text:s text:c="4"/>{ 0x00, 0x00, 0x00, 0x58, 0x64, 0x44, 0x44, 0x44, 0x00, 0x00, 0x00, 0x00 },</text:p>
      <text:p text:style-name="P7"><text:s text:c="4"/>{ 0x00, 0x00, 0x00, 0x38, 0x44, 0x44, 0x44, 0x38, 0x00, 0x00, 0x00, 0x00 },</text:p>
      <text:p text:style-name="P7"><text:s text:c="4"/>{ 0x00, 0x00, 0x00, 0x38, 0x44, 0x44, 0x64, 0x58, 0x40, 0x40, 0x00, 0x00 },</text:p>
      <text:p text:style-name="P7"><text:s text:c="4"/>{ 0x00, 0x00, 0x00, 0x38, 0x44, 0x44, 0x4C, 0x34, 0x04, 0x04, 0x00, 0x00 },</text:p>
      <text:p text:style-name="P7"><text:s text:c="4"/>{ 0x00, 0x00, 0x00, 0x58, 0x64, 0x40, 0x40, 0x40, 0x00, 0x00, 0x00, 0x00 },</text:p>
      <text:p text:style-name="P7"><text:s text:c="4"/>{ 0x00, 0x00, 0x00, 0x3C, 0x40, 0x38, 0x04, 0x78, 0x00, 0x00, 0x00, 0x00 },</text:p>
      <text:p text:style-name="P7"><text:s text:c="4"/>{ 0x00, 0x20, 0x70, 0x20, 0x20, 0x20, 0x28, 0x10, 0x00, 0x00, 0x00, 0x00 },</text:p>
      <text:p text:style-name="P7"><text:s text:c="4"/>{ 0x00, 0x00, 0x00, 0x44, 0x44, 0x44, 0x4C, 0x34, 0x00, 0x00, 0x00, 0x00 },</text:p>
      <text:p text:style-name="P7"><text:s text:c="4"/>{ 0x00, 0x00, 0x00, 0x44, 0x44, 0x44, 0x28, 0x10, 0x00, 0x00, 0x00, 0x00 },</text:p>
      <text:p text:style-name="P7"><text:s text:c="4"/>{ 0x00, 0x00, 0x00, 0x44, 0x44, 0x54, 0x54, 0x28, 0x00, 0x00, 0x00, 0x00 },</text:p>
      <text:p text:style-name="P7"><text:s text:c="4"/>{ 0x00, 0x00, 0x00, 0x44, 0x28, 0x10, 0x28, 0x44, 0x00, 0x00, 0x00, 0x00 },</text:p>
      <text:p text:style-name="P7"><text:s text:c="4"/>{ 0x00, 0x00, 0x00, 0x44, 0x44, 0x44, 0x44, 0x3C, 0x04, 0x38, 0x00, 0x00 },</text:p>
      <text:p text:style-name="P7"><text:s text:c="4"/>{ 0x00, 0x00, 0x00, 0x7C, 0x08, 0x10, 0x20, 0x7C, 0x00, 0x00, 0x00, 0x00 },</text:p>
      <text:p text:style-name="P7"><text:s text:c="4"/>{ 0x00, 0x20, 0x10, 0x10, 0x08, 0x10, 0x10, 0x20, 0x00, 0x00, 0x00, 0x00 },</text:p>
      <text:p text:style-name="P7"><text:s text:c="4"/>{ 0x00, 0x10, 0x10, 0x10, 0x10, 0x10, 0x10, 0x10, 0x00, 0x00, 0x00, 0x00 },</text:p>
      <text:p text:style-name="P7"><text:s text:c="4"/>{ 0x00, 0x08, 0x10, 0x10, 0x20, 0x10, 0x10, 0x08, 0x00, 0x00, 0x00, 0x00 },</text:p>
      <text:p text:style-name="P7"><text:s text:c="4"/>{ 0x00, 0x28, 0x50, 0x00, 0x00, 0x00, 0x00, 0x00, 0x00, 0x00, 0x00, 0x00 }</text:p>
      <text:p text:style-name="P2">};</text:p>
      <text:p text:style-name="P2"/>
      <text:p text:style-name="P2"/>
      <text:p text:style-name="P2">#define TEXT_HEIGHT 24</text:p>
      <text:p text:style-name="P2">#define TEXT_WIDTH 53</text:p>
      <text:p text:style-name="P2"/>
      <text:p text:style-name="P2">#define SWAP_BYTES(color) ((uint16_t)(color&gt;&gt;8) | (uint16_t)(color&lt;&lt;8))</text:p>
      <text:p text:style-name="P2"/>
      <text:p text:style-name="P2">static mode0_color_t screen_bg_color = MODE0_BLACK;</text:p>
      <text:p text:style-name="P2">static mode0_color_t screen_fg_color = MODE0_WHITE; <text:s/><text:span text:style-name="T1">// TODO need to store a color per cell</text:span></text:p>
      <text:p text:style-name="P2">static int cursor_x = 0;</text:p>
      <text:p text:style-name="P2">static int cursor_y = 0;</text:p>
      <text:p text:style-name="P2">static uint8_t screen[TEXT_HEIGHT * TEXT_WIDTH] = { 0 };</text:p>
      <text:p text:style-name="P2">static uint8_t colors[TEXT_HEIGHT * TEXT_WIDTH] = { 0 };</text:p>
      <text:p text:style-name="P2">static uint8_t show_cursor = 0;</text:p>
      <text:p text:style-name="P2"/>
      <text:p text:style-name="P2">static int depth = 0;</text:p>
      <text:p text:style-name="P2">static uint16_t palette[16] = {</text:p>
      <text:p text:style-name="P2"><text:s text:c="4"/>SWAP_BYTES(0x0000),</text:p>
      <text:p text:style-name="P2"><text:s text:c="4"/>SWAP_BYTES(0x49E5),</text:p>
      <text:p text:style-name="P2"><text:s text:c="4"/>SWAP_BYTES(0xB926),</text:p>
      <text:p text:style-name="P2"><text:s text:c="4"/>SWAP_BYTES(0xE371),</text:p>
      <text:p text:style-name="P2"><text:s text:c="4"/>SWAP_BYTES(0x9CF3),</text:p>
      <text:p text:style-name="P2"><text:s text:c="4"/>SWAP_BYTES(0xA324),</text:p>
      <text:p text:style-name="P2"><text:s text:c="4"/>SWAP_BYTES(0xEC46),</text:p>
      <text:p text:style-name="P2"><text:s text:c="4"/>SWAP_BYTES(0xF70D),</text:p>
      <text:p text:style-name="P2"><text:s text:c="4"/>SWAP_BYTES(0xffff),</text:p>
      <text:p text:style-name="P2"><text:s text:c="4"/>SWAP_BYTES(0x1926),</text:p>
      <text:p text:style-name="P2"><text:s text:c="4"/>SWAP_BYTES(0x2A49),</text:p>
      <text:p text:style-name="P2"><text:s text:c="4"/>SWAP_BYTES(0x4443),</text:p>
      <text:p text:style-name="P2"><text:s text:c="4"/>SWAP_BYTES(0xA664),</text:p>
      <text:p text:style-name="P2"><text:s text:c="4"/>SWAP_BYTES(0x02B0),</text:p>
      <text:p text:style-name="P2"><text:s text:c="4"/>SWAP_BYTES(0x351E),</text:p>
      <text:p text:style-name="P2"><text:s text:c="4"/>SWAP_BYTES(0xB6FD)</text:p>
      <text:p text:style-name="P2">};</text:p>
      <text:p text:style-name="P2"/>
      <text:p text:style-name="P2">void <text:span text:style-name="T2">mode0_clear</text:span>(mode0_color_t color) {</text:p>
      <text:p text:style-name="P2"><text:s text:c="4"/>mode0_begin();</text:p>
      <text:p text:style-name="P2"><text:s text:c="4"/>int size = TEXT_WIDTH*TEXT_HEIGHT;</text:p>
      <text:p text:style-name="P2"><text:s text:c="4"/>memset(screen, 0, size);</text:p>
      <text:p text:style-name="P2"><text:s text:c="4"/>memset(colors, color, size);</text:p>
      <text:p text:style-name="P2"><text:s text:c="4"/>mode0_set_cursor(0, 0);</text:p>
      <text:p text:style-name="P2"><text:s text:c="4"/>mode0_end();</text:p>
      <text:p text:style-name="P2">}</text:p>
      <text:p text:style-name="P2"/>
      <text:p text:style-name="P2">void <text:span text:style-name="T2">mode0_set_foreground</text:span>(mode0_color_t color) {</text:p>
      <text:p text:style-name="P2"><text:s text:c="4"/>mode0_begin();</text:p>
      <text:p text:style-name="P2"><text:s text:c="4"/>screen_fg_color = color;</text:p>
      <text:p text:style-name="P2"><text:s text:c="4"/>mode0_end();</text:p>
      <text:p text:style-name="P2">}</text:p>
      <text:p text:style-name="P2"/>
      <text:p text:style-name="P2">void <text:span text:style-name="T2">mode0_set_background</text:span>(mode0_color_t color) {</text:p>
      <text:p text:style-name="P2"><text:s text:c="4"/>mode0_begin();</text:p>
      <text:p text:style-name="P2"><text:s text:c="4"/>screen_bg_color = color;</text:p>
      <text:p text:style-name="P2"><text:soft-page-break/><text:s text:c="4"/>mode0_end();</text:p>
      <text:p text:style-name="P2">}</text:p>
      <text:p text:style-name="P2"/>
      <text:p text:style-name="P2">void <text:span text:style-name="T2">mode0_set_cursor</text:span>(uint8_t x, uint8_t y) {</text:p>
      <text:p text:style-name="P2"><text:s text:c="4"/>cursor_x = x;</text:p>
      <text:p text:style-name="P2"><text:s text:c="4"/>cursor_y = y;</text:p>
      <text:p text:style-name="P2">}</text:p>
      <text:p text:style-name="P2"/>
      <text:p text:style-name="P2">void <text:span text:style-name="T2">mode0_show_cursor</text:span>() {</text:p>
      <text:p text:style-name="P2"><text:s text:c="4"/>mode0_begin();</text:p>
      <text:p text:style-name="P2"><text:s text:c="4"/>show_cursor = 1;</text:p>
      <text:p text:style-name="P2"><text:s text:c="4"/>mode0_end();</text:p>
      <text:p text:style-name="P2">}</text:p>
      <text:p text:style-name="P2"/>
      <text:p text:style-name="P2">void <text:span text:style-name="T2">mode0_hide_cursor</text:span>() {</text:p>
      <text:p text:style-name="P2"><text:s text:c="4"/>mode0_begin();</text:p>
      <text:p text:style-name="P2"><text:s text:c="4"/>show_cursor = 0;</text:p>
      <text:p text:style-name="P2"><text:s text:c="4"/>mode0_end();</text:p>
      <text:p text:style-name="P2">}</text:p>
      <text:p text:style-name="P2"/>
      <text:p text:style-name="P2">uint8_t <text:span text:style-name="T2">mode0_get_cursor_x</text:span>() {</text:p>
      <text:p text:style-name="P2"><text:s text:c="4"/>return cursor_x;</text:p>
      <text:p text:style-name="P2">}</text:p>
      <text:p text:style-name="P2"/>
      <text:p text:style-name="P2">uint8_t <text:span text:style-name="T2">mode0_get_cursor_y</text:span>() {</text:p>
      <text:p text:style-name="P2"><text:s text:c="4"/>return cursor_y;</text:p>
      <text:p text:style-name="P2">}</text:p>
      <text:p text:style-name="P2"/>
      <text:p text:style-name="P2">void <text:span text:style-name="T2">mode0_putc</text:span>(char c) {</text:p>
      <text:p text:style-name="P2"><text:s text:c="4"/>mode0_begin();</text:p>
      <text:p text:style-name="P2"><text:s text:c="4"/></text:p>
      <text:p text:style-name="P2"><text:s text:c="4"/>if (cursor_y &gt;= TEXT_HEIGHT) {</text:p>
      <text:p text:style-name="P2"><text:s text:c="8"/>mode0_scroll_vertical(cursor_y-TEXT_HEIGHT+1);</text:p>
      <text:p text:style-name="P2"><text:s text:c="8"/>cursor_y = TEXT_HEIGHT-1;</text:p>
      <text:p text:style-name="P2"><text:s text:c="4"/>}</text:p>
      <text:p text:style-name="P2"/>
      <text:p text:style-name="P2"><text:s text:c="4"/>int idx = cursor_y*TEXT_WIDTH + cursor_x;</text:p>
      <text:p text:style-name="P2"><text:s text:c="4"/>if (c == '\n') {</text:p>
      <text:p text:style-name="P2"><text:s text:c="8"/><text:span text:style-name="T1">// fill the rest of the line with empty content + the current bg color</text:span></text:p>
      <text:p text:style-name="P2"><text:s text:c="8"/>memset(screen+idx, 0, TEXT_WIDTH-cursor_x);</text:p>
      <text:p text:style-name="P2"><text:s text:c="8"/>memset(colors+idx, screen_bg_color, TEXT_WIDTH-cursor_x);</text:p>
      <text:p text:style-name="P2"><text:s text:c="8"/>cursor_y++;</text:p>
      <text:p text:style-name="P2"><text:s text:c="8"/>cursor_x = 0;</text:p>
      <text:p text:style-name="P2"><text:s text:c="4"/>} else if (c == '\r') {</text:p>
      <text:p text:style-name="P2"><text:s text:c="8"/><text:span text:style-name="T1">//cursor_x = 0;</text:span></text:p>
      <text:p text:style-name="P2"><text:s text:c="4"/>} else if (c&gt;=32 &amp;&amp; c&lt;=127) {</text:p>
      <text:p text:style-name="P2"><text:s text:c="8"/>screen[idx] = c-32;</text:p>
      <text:p text:style-name="P2"><text:s text:c="8"/>colors[idx] = ((screen_fg_color &amp; 0xf) &lt;&lt; 4) | (screen_bg_color &amp; 0xf);</text:p>
      <text:p text:style-name="P2"><text:s text:c="8"/></text:p>
      <text:p text:style-name="P2"><text:s text:c="8"/>cursor_x++;</text:p>
      <text:p text:style-name="P2"><text:s text:c="8"/>if (cursor_x &gt;= TEXT_WIDTH) {</text:p>
      <text:p text:style-name="P2"><text:s text:c="12"/>cursor_x = 0;</text:p>
      <text:p text:style-name="P2"><text:s text:c="12"/>cursor_y++;</text:p>
      <text:p text:style-name="P2"><text:s text:c="8"/>}</text:p>
      <text:p text:style-name="P2"><text:s text:c="4"/>}</text:p>
      <text:p text:style-name="P2"><text:s text:c="4"/>mode0_end();</text:p>
      <text:p text:style-name="P2">}</text:p>
      <text:p text:style-name="P2"/>
      <text:p text:style-name="P2">void <text:span text:style-name="T2">mode0_print</text:span>(const char *str) {</text:p>
      <text:p text:style-name="P2"><text:s text:c="4"/>mode0_begin();</text:p>
      <text:p text:style-name="P2"><text:s text:c="4"/>char c;</text:p>
      <text:p text:style-name="P2"><text:s text:c="4"/>while (c = *str++) {</text:p>
      <text:p text:style-name="P2"><text:s text:c="8"/>mode0_putc(c);</text:p>
      <text:p text:style-name="P2"><text:s text:c="4"/>}</text:p>
      <text:p text:style-name="P2"><text:s text:c="4"/>mode0_end();</text:p>
      <text:p text:style-name="P2">}</text:p>
      <text:p text:style-name="P2"/>
      <text:p text:style-name="P2">void <text:span text:style-name="T2">mode0_write</text:span>(const char *str, int len) {</text:p>
      <text:p text:style-name="P2"><text:s text:c="4"/>mode0_begin();</text:p>
      <text:p text:style-name="P2"><text:s text:c="4"/>for (int i=0; i&lt;len; i++) {</text:p>
      <text:p text:style-name="P2"><text:s text:c="8"/>mode0_putc(*str++);</text:p>
      <text:p text:style-name="P2"><text:s text:c="4"/>}</text:p>
      <text:p text:style-name="P2"><text:s text:c="4"/>mode0_end();</text:p>
      <text:p text:style-name="P2">}</text:p>
      <text:p text:style-name="P2"/>
      <text:p text:style-name="P2">inline <text:span text:style-name="T2">void mode0_begin</text:span>() {</text:p>
      <text:p text:style-name="P2"><text:s text:c="4"/>depth++;</text:p>
      <text:p text:style-name="P2">}</text:p>
      <text:p text:style-name="P2"/>
      <text:p text:style-name="P2">inline <text:span text:style-name="T2">void mode0_end</text:span>() {</text:p>
      <text:p text:style-name="P2"><text:s text:c="4"/>if (--depth == 0) {</text:p>
      <text:p text:style-name="P2"><text:s text:c="8"/>mode0_draw_screen();</text:p>
      <text:p text:style-name="P2"><text:s text:c="4"/>}</text:p>
      <text:p text:style-name="P2">}</text:p>
      <text:p text:style-name="P2"/>
      <text:p text:style-name="P2">void <text:span text:style-name="T2">mode0_draw_region</text:span>(uint8_t x, uint8_t y, uint8_t width, uint8_t height) {</text:p>
      <text:p text:style-name="P2"><text:s text:c="4"/><text:span text:style-name="T1">// TODO</text:span></text:p>
      <text:p text:style-name="P2"><text:s text:c="4"/>mode0_draw_screen();</text:p>
      <text:p text:style-name="P2">}</text:p>
      <text:p text:style-name="P2"/>
      <text:p text:style-name="P3">void <text:span text:style-name="T2">mode0_draw_screen</text:span>() {</text:p>
      <text:p text:style-name="P2"><text:s text:c="4"/><text:span text:style-name="T1">// assert depth == 0?</text:span></text:p>
      <text:p text:style-name="P2"><text:s text:c="4"/>depth = 0;</text:p>
      <text:p text:style-name="P2"><text:s text:c="4"/></text:p>
      <text:p text:style-name="P2"><text:s text:c="4"/><text:span text:style-name="T1">// setup to draw the whole screen</text:span></text:p>
      <text:p text:style-name="P2"><text:s text:c="4"/></text:p>
      <text:p text:style-name="P2"><text:s text:c="4"/><text:span text:style-name="T1">// column address set</text:span></text:p>
      <text:p text:style-name="P2"><text:s text:c="4"/>ili9341_set_command(ILI9341_CASET);</text:p>
      <text:p text:style-name="P2"><text:s text:c="4"/>ili9341_command_param(0x00);</text:p>
      <text:p text:style-name="P2"><text:s text:c="4"/>ili9341_command_param(0x00); <text:s/><text:span text:style-name="T1">// start column</text:span></text:p>
      <text:p text:style-name="P2"><text:s text:c="4"/>ili9341_command_param(0x00);</text:p>
      <text:p text:style-name="P2"><text:s text:c="4"/>ili9341_command_param(0xef); <text:s/><text:span text:style-name="T1">// end column -&gt; 239</text:span></text:p>
      <text:p text:style-name="P2"/>
      <text:p text:style-name="P2"><text:s text:c="4"/><text:span text:style-name="T1">// page address set</text:span></text:p>
      <text:p text:style-name="P2"><text:s text:c="4"/>ili9341_set_command(ILI9341_PASET);</text:p>
      <text:p text:style-name="P2"><text:s text:c="4"/>ili9341_command_param(0x00);</text:p>
      <text:p text:style-name="P2"><text:s text:c="4"/>ili9341_command_param(0x00); <text:s/><text:span text:style-name="T1">// start page</text:span></text:p>
      <text:p text:style-name="P2"><text:s text:c="4"/>ili9341_command_param(0x01);</text:p>
      <text:p text:style-name="P2"><text:s text:c="4"/>ili9341_command_param(0x3f); <text:s/><text:span text:style-name="T1">// end page -&gt; 319</text:span></text:p>
      <text:p text:style-name="P2"/>
      <text:p text:style-name="P2"><text:s text:c="4"/><text:span text:style-name="T1">// start writing</text:span></text:p>
      <text:p text:style-name="P2"><text:s text:c="4"/>ili9341_set_command(ILI9341_RAMWR);</text:p>
      <text:p text:style-name="P2"/>
      <text:p text:style-name="P2"><text:s text:c="4"/>uint16_t buffer[6*240]; <text:s/><text:span text:style-name="T1">// 'amount' pixels wide, 240 pixels tall</text:span></text:p>
      <text:p text:style-name="P2"/>
      <text:p text:style-name="P2"><text:s text:c="4"/>int screen_idx = 0;</text:p>
      <text:p text:style-name="P2"><text:s text:c="4"/>for (int x=0; x&lt;TEXT_WIDTH; x++) {</text:p>
      <text:p text:style-name="P2"><text:s text:c="8"/><text:span text:style-name="T1">// create one column of screen information</text:span></text:p>
      <text:p text:style-name="P2"><text:s text:c="8"/></text:p>
      <text:p text:style-name="P2"><text:s text:c="8"/>uint16_t *buffer_idx = buffer;</text:p>
      <text:p text:style-name="P2"><text:s text:c="8"/></text:p>
      <text:p text:style-name="P2"><text:s text:c="8"/>for (int bit=0; bit&lt;6; bit++) {</text:p>
      <text:p text:style-name="P2"><text:s text:c="12"/>uint8_t mask = 64&gt;&gt;bit;</text:p>
      <text:p text:style-name="P2"><text:s text:c="12"/>for (int y=TEXT_HEIGHT-1; y&gt;=0; y--) {</text:p>
      <text:p text:style-name="P2"><text:s text:c="16"/>uint8_t character = screen[y*53+x];</text:p>
      <text:p text:style-name="P2"><text:s text:c="16"/>uint16_t fg_color = palette[colors[y*53+x] &gt;&gt; 4];</text:p>
      <text:p text:style-name="P2"><text:s text:c="16"/>uint16_t bg_color = palette[colors[y*53+x] &amp; 0xf];</text:p>
      <text:p text:style-name="P2"/>
      <text:p text:style-name="P2"><text:s text:c="16"/>if (show_cursor &amp;&amp; (cursor_x == x) &amp;&amp; (cursor_y == y)) {</text:p>
      <text:p text:style-name="P2"><text:s text:c="20"/>bg_color = MODE0_GREEN;</text:p>
      <text:p text:style-name="P2"><text:s text:c="16"/>}</text:p>
      <text:p text:style-name="P2"><text:s text:c="32"/></text:p>
      <text:p text:style-name="P2"><text:s text:c="16"/>const uint8_t* pixel_data = font_data[character];</text:p>
      <text:p text:style-name="P2"><text:s text:c="16"/></text:p>
      <text:p text:style-name="P2"><text:s text:c="16"/><text:span text:style-name="T1">// draw the character into the buffer</text:span></text:p>
      <text:p text:style-name="P2"><text:s text:c="16"/>for (int j=10; j&gt;=1; j--) {</text:p>
      <text:p text:style-name="P2"><text:s text:c="20"/>*buffer_idx++ = (pixel_data[j] &amp; mask) ? fg_color : bg_color;</text:p>
      <text:p text:style-name="P2"><text:s text:c="16"/>}</text:p>
      <text:p text:style-name="P2"><text:s text:c="12"/>}</text:p>
      <text:p text:style-name="P2"><text:s text:c="8"/>}</text:p>
      <text:p text:style-name="P2"><text:s text:c="8"/></text:p>
      <text:p text:style-name="P2"><text:s text:c="8"/><text:span text:style-name="T1">// now send the slice</text:span></text:p>
      <text:p text:style-name="P2"><text:s text:c="8"/>ili9341_write_data(buffer, 6*240*2);</text:p>
      <text:p text:style-name="P2"><text:s text:c="4"/>}</text:p>
      <text:p text:style-name="P2"><text:s text:c="4"/></text:p>
      <text:p text:style-name="P2"><text:s text:c="4"/>uint16_t extra_buffer[2*240] = { 0 };</text:p>
      <text:p text:style-name="P2"><text:s text:c="4"/>ili9341_write_data(extra_buffer, 2*240*2);</text:p>
      <text:p text:style-name="P2">}</text:p>
      <text:p text:style-name="P2"/>
      <text:p text:style-name="P2">void <text:span text:style-name="T2">mode0_scroll_vertical</text:span>(int8_t amount) {</text:p>
      <text:p text:style-name="P2"><text:s text:c="4"/>mode0_begin();</text:p>
      <text:p text:style-name="P2"/>
      <text:p text:style-name="P2"><text:s text:c="4"/>if (amount &gt; 0) {</text:p>
      <text:p text:style-name="P2"><text:s text:c="8"/>int size1 = TEXT_WIDTH*amount;</text:p>
      <text:p text:style-name="P2"><text:s text:c="8"/>int size2 = TEXT_WIDTH*TEXT_HEIGHT - size1;</text:p>
      <text:p text:style-name="P2"><text:s text:c="8"/></text:p>
      <text:p text:style-name="P2"><text:s text:c="8"/>memmove(screen, screen+size1, size2);</text:p>
      <text:p text:style-name="P2"><text:s text:c="8"/>memmove(colors, colors+size1, size2);</text:p>
      <text:p text:style-name="P2"><text:s text:c="8"/>memset(screen+size2, 0, size1);</text:p>
      <text:p text:style-name="P2"><text:s text:c="8"/>memset(colors+size2, screen_bg_color, size1);</text:p>
      <text:p text:style-name="P2"><text:s text:c="4"/>} else if (amount &lt; 0) {</text:p>
      <text:p text:style-name="P2"><text:s text:c="8"/>amount = -amount;</text:p>
      <text:p text:style-name="P2"><text:s text:c="8"/>int size1 = TEXT_WIDTH*amount;</text:p>
      <text:p text:style-name="P2"><text:s text:c="8"/>int size2 = TEXT_WIDTH*TEXT_HEIGHT - size1;</text:p>
      <text:p text:style-name="P2"/>
      <text:p text:style-name="P2"><text:s text:c="8"/>memmove(screen+size1, screen, size2);</text:p>
      <text:p text:style-name="P2"><text:s text:c="8"/>memmove(colors+size1, colors, size2);</text:p>
      <text:p text:style-name="P2"><text:s text:c="8"/>memset(screen, 0, size1);</text:p>
      <text:p text:style-name="P2"><text:s text:c="8"/>memset(colors, screen_bg_color, size1);</text:p>
      <text:p text:style-name="P2"><text:s text:c="4"/>}</text:p>
      <text:p text:style-name="P2"><text:s text:c="4"/></text:p>
      <text:p text:style-name="P2"><text:s text:c="4"/>mode0_end();</text:p>
      <text:p text:style-name="P2">}</text:p>
      <text:p text:style-name="P2"/>
      <text:p text:style-name="P2">void <text:span text:style-name="T2">mode0_init</text:span>() {</text:p>
      <text:p text:style-name="P2"><text:s text:c="4"/>stdio_init_all();</text:p>
      <text:p text:style-name="P2"/>
      <text:p text:style-name="P2"><text:s text:c="4"/>ili9341_init();</text:p>
      <text:p text:style-name="P2">}</text:p>
      <text:p text:style-name="P2"/>
      <text:p text:style-name="P6">ili9341.h</text:p>
      <text:p text:style-name="P2">#ifndef _ILI9341_H</text:p>
      <text:p text:style-name="P2">#define _ILI9341_H</text:p>
      <text:p text:style-name="P2"/>
      <text:p text:style-name="P2">#include &lt;stdint.h&gt;</text:p>
      <text:p text:style-name="P2">#include "pico/stdlib.h"</text:p>
      <text:p text:style-name="P2">#include "hardware/spi.h"</text:p>
      <text:p text:style-name="P2"/>
      <text:p text:style-name="P2">typedef struct {</text:p>
      <text:p text:style-name="P2"><text:s text:c="4"/>spi_inst_t *port;</text:p>
      <text:p text:style-name="P2"><text:s text:c="4"/>uint pin_miso;</text:p>
      <text:p text:style-name="P2"><text:s text:c="4"/>uint pin_cs;</text:p>
      <text:p text:style-name="P2"><text:s text:c="4"/>uint pin_sck;</text:p>
      <text:p text:style-name="P2"><text:s text:c="4"/>uint pin_mosi;</text:p>
      <text:p text:style-name="P2"><text:s text:c="4"/>uint pin_reset;</text:p>
      <text:p text:style-name="P2"><text:s text:c="4"/>uint pin_dc;</text:p>
      <text:p text:style-name="P2">} ili9341_config_t;</text:p>
      <text:p text:style-name="P2"/>
      <text:p text:style-name="P2">extern ili9341_config_t ili9341_config;</text:p>
      <text:p text:style-name="P2"/>
      <text:p text:style-name="P2">#define ILI9341_TFTWIDTH 240 <text:s/><text:span text:style-name="T1">///&lt; ILI9341 max TFT width</text:span></text:p>
      <text:p text:style-name="P2">#define ILI9341_TFTHEIGHT 320 <text:span text:style-name="T1">///&lt; ILI9341 max TFT height</text:span></text:p>
      <text:p text:style-name="P2"/>
      <text:p text:style-name="P2">#define ILI9341_NOP 0x00 <text:s text:c="4"/><text:span text:style-name="T1">///&lt; No-op register</text:span></text:p>
      <text:p text:style-name="P2">#define ILI9341_SWRESET 0x01 <text:span text:style-name="T1">///&lt; Software reset register</text:span></text:p>
      <text:p text:style-name="P2">#define ILI9341_RDDID 0x04 <text:s text:c="2"/><text:span text:style-name="T1">///&lt; Read display identification information</text:span></text:p>
      <text:p text:style-name="P2">#define ILI9341_RDDST 0x09 <text:s text:c="2"/><text:span text:style-name="T1">///&lt; Read Display Status</text:span></text:p>
      <text:p text:style-name="P2"/>
      <text:p text:style-name="P2">#define ILI9341_SLPIN 0x10 <text:s/><text:span text:style-name="T1">///&lt; Enter Sleep Mode</text:span></text:p>
      <text:p text:style-name="P2">#define ILI9341_SLPOUT 0x11 <text:span text:style-name="T1">///&lt; Sleep Out</text:span></text:p>
      <text:p text:style-name="P2">#define ILI9341_PTLON 0x12 <text:s/><text:span text:style-name="T1">///&lt; Partial Mode ON</text:span></text:p>
      <text:p text:style-name="P2">#define ILI9341_NORON 0x13 <text:s/><text:span text:style-name="T1">///&lt; Normal Display Mode ON</text:span></text:p>
      <text:p text:style-name="P2"/>
      <text:p text:style-name="P2">#define ILI9341_RDMODE 0x0A <text:s text:c="4"/><text:span text:style-name="T1">///&lt; Read Display Power Mode</text:span></text:p>
      <text:p text:style-name="P2">#define ILI9341_RDMADCTL 0x0B <text:s text:c="2"/><text:span text:style-name="T1">///&lt; Read Display MADCTL</text:span></text:p>
      <text:p text:style-name="P2">#define ILI9341_RDPIXFMT 0x0C <text:s text:c="2"/><text:span text:style-name="T1">///&lt; Read Display Pixel Format</text:span></text:p>
      <text:p text:style-name="P2">#define ILI9341_RDIMGFMT 0x0D <text:s text:c="2"/><text:span text:style-name="T1">///&lt; Read Display Image Format</text:span></text:p>
      <text:p text:style-name="P2">#define ILI9341_RDSELFDIAG 0x0F <text:span text:style-name="T1">///&lt; Read Display Self-Diagnostic Result</text:span></text:p>
      <text:p text:style-name="P2"/>
      <text:p text:style-name="P2">#define ILI9341_INVOFF 0x20 <text:s text:c="2"/><text:span text:style-name="T1">///&lt; Display Inversion OFF</text:span></text:p>
      <text:p text:style-name="P2">#define ILI9341_INVON 0x21 <text:s text:c="3"/><text:span text:style-name="T1">///&lt; Display Inversion ON</text:span></text:p>
      <text:p text:style-name="P2">#define ILI9341_GAMMASET 0x26 <text:span text:style-name="T1">///&lt; Gamma Set</text:span></text:p>
      <text:p text:style-name="P2">#define ILI9341_DISPOFF 0x28 <text:s/><text:span text:style-name="T1">///&lt; Display OFF</text:span></text:p>
      <text:p text:style-name="P2">#define ILI9341_DISPON 0x29 <text:s text:c="2"/><text:span text:style-name="T1">///&lt; Display ON</text:span></text:p>
      <text:p text:style-name="P2"/>
      <text:p text:style-name="P2">#define ILI9341_CASET 0x2A <text:span text:style-name="T1">///&lt; Column Address Set</text:span></text:p>
      <text:p text:style-name="P2">#define ILI9341_PASET 0x2B <text:span text:style-name="T1">///&lt; Page Address Set</text:span></text:p>
      <text:p text:style-name="P2">#define ILI9341_RAMWR 0x2C <text:span text:style-name="T1">///&lt; Memory Write</text:span></text:p>
      <text:p text:style-name="P2">#define ILI9341_RAMRD 0x2E <text:span text:style-name="T1">///&lt; Memory Read</text:span></text:p>
      <text:p text:style-name="P2"/>
      <text:p text:style-name="P2">#define ILI9341_PTLAR 0x30 <text:s text:c="3"/><text:span text:style-name="T1">///&lt; Partial Area</text:span></text:p>
      <text:p text:style-name="P2">#define ILI9341_VSCRDEF 0x33 <text:s/><text:span text:style-name="T1">///&lt; Vertical Scrolling Definition</text:span></text:p>
      <text:p text:style-name="P2">#define ILI9341_MADCTL 0x36 <text:s text:c="2"/><text:span text:style-name="T1">///&lt; Memory Access Control</text:span></text:p>
      <text:p text:style-name="P2">#define ILI9341_VSCRSADD 0x37 <text:span text:style-name="T1">///&lt; Vertical Scrolling Start Address</text:span></text:p>
      <text:p text:style-name="P2">#define ILI9341_PIXFMT 0x3A <text:s text:c="2"/><text:span text:style-name="T1">///&lt; COLMOD: Pixel Format Set</text:span></text:p>
      <text:p text:style-name="P2"/>
      <text:p text:style-name="P2">#define ILI9341_FRMCTR1 <text:s text:c="55"/>\</text:p>
      <text:p text:style-name="P2"><text:s text:c="2"/>0xB1 <text:span text:style-name="T1">///&lt; Frame Rate Control (In Normal Mode/Full Colors)</text:span></text:p>
      <text:p text:style-name="P2">#define ILI9341_FRMCTR2 0xB2 <text:span text:style-name="T1">///&lt; Frame Rate Control (In Idle Mode/8 colors)</text:span></text:p>
      <text:p text:style-name="P2">#define ILI9341_FRMCTR3 <text:s text:c="55"/>\</text:p>
      <text:p text:style-name="P2"><text:s text:c="2"/>0xB3 <text:span text:style-name="T1">///&lt; Frame Rate control (In Partial Mode/Full Colors)</text:span></text:p>
      <text:p text:style-name="P2">#define ILI9341_INVCTR 0xB4 <text:s/><text:span text:style-name="T1">///&lt; Display Inversion Control</text:span></text:p>
      <text:p text:style-name="P2">#define ILI9341_DFUNCTR 0xB6 <text:span text:style-name="T1">///&lt; Display Function Control</text:span></text:p>
      <text:p text:style-name="P2"/>
      <text:p text:style-name="P2">#define ILI9341_PWCTR1 0xC0 <text:span text:style-name="T1">///&lt; Power Control 1</text:span></text:p>
      <text:p text:style-name="P2">#define ILI9341_PWCTR2 0xC1 <text:span text:style-name="T1">///&lt; Power Control 2</text:span></text:p>
      <text:p text:style-name="P2">#define ILI9341_PWCTR3 0xC2 <text:span text:style-name="T1">///&lt; Power Control 3</text:span></text:p>
      <text:p text:style-name="P2">#define ILI9341_PWCTR4 0xC3 <text:span text:style-name="T1">///&lt; Power Control 4</text:span></text:p>
      <text:p text:style-name="P2">#define ILI9341_PWCTR5 0xC4 <text:span text:style-name="T1">///&lt; Power Control 5</text:span></text:p>
      <text:p text:style-name="P2">#define ILI9341_VMCTR1 0xC5 <text:span text:style-name="T1">///&lt; VCOM Control 1</text:span></text:p>
      <text:p text:style-name="P2">#define ILI9341_VMCTR2 0xC7 <text:span text:style-name="T1">///&lt; VCOM Control 2</text:span></text:p>
      <text:p text:style-name="P2"/>
      <text:p text:style-name="P2">#define ILI9341_RDID1 0xDA <text:span text:style-name="T1">///&lt; Read ID 1</text:span></text:p>
      <text:p text:style-name="P2">#define ILI9341_RDID2 0xDB <text:span text:style-name="T1">///&lt; Read ID 2</text:span></text:p>
      <text:p text:style-name="P2">#define ILI9341_RDID3 0xDC <text:span text:style-name="T1">///&lt; Read ID 3</text:span></text:p>
      <text:p text:style-name="P2">#define ILI9341_RDID4 0xDD <text:span text:style-name="T1">///&lt; Read ID 4</text:span></text:p>
      <text:p text:style-name="P2"/>
      <text:p text:style-name="P2">#define ILI9341_GMCTRP1 0xE0 <text:span text:style-name="T1">///&lt; Positive Gamma Correction</text:span></text:p>
      <text:p text:style-name="P2">#define ILI9341_GMCTRN1 0xE1 <text:span text:style-name="T1">///&lt; Negative Gamma Correction</text:span></text:p>
      <text:p text:style-name="P4">//#define ILI9341_PWCTR6 <text:s text:c="4"/>0xFC</text:p>
      <text:p text:style-name="P2"/>
      <text:p text:style-name="P2">extern const uint8_t font6x8[];</text:p>
      <text:p text:style-name="P2"/>
      <text:p text:style-name="P2">void ili9341_init();</text:p>
      <text:p text:style-name="P2">void ili9341_set_command(uint8_t cmd);</text:p>
      <text:p text:style-name="P2">void ili9341_command_param(uint8_t data);</text:p>
      <text:p text:style-name="P2">void ili9341_write_data(void *buffer, int bytes);</text:p>
      <text:p text:style-name="P2">#endif</text:p>
      <text:p text:style-name="P6">mode0.h</text:p>
      <text:p text:style-name="P2">#ifndef _TEXT_MODE_H</text:p>
      <text:p text:style-name="P2">#define _TEXT_MODE_H</text:p>
      <text:p text:style-name="P2"/>
      <text:p text:style-name="P4">// ARNE-16 palette converted to RGB565 -- https://lospec.com/palette-list/arne-16</text:p>
      <text:p text:style-name="P2">typedef enum {</text:p>
      <text:p text:style-name="P2"><text:s text:c="4"/>MODE0_BLACK,</text:p>
      <text:p text:style-name="P2"><text:s text:c="4"/>MODE0_BROWN,</text:p>
      <text:p text:style-name="P2"><text:s text:c="4"/>MODE0_RED,</text:p>
      <text:p text:style-name="P2"><text:s text:c="4"/>MODE0_BLUSH,</text:p>
      <text:p text:style-name="P2"><text:s text:c="4"/>MODE0_GRAY,</text:p>
      <text:p text:style-name="P2"><text:s text:c="4"/>MODE0_DESERT,</text:p>
      <text:p text:style-name="P2"><text:s text:c="4"/>MODE0_ORANGE,</text:p>
      <text:p text:style-name="P2"><text:s text:c="4"/>MODE0_YELLOW,</text:p>
      <text:p text:style-name="P2"><text:s text:c="4"/>MODE0_WHITE,</text:p>
      <text:p text:style-name="P2"><text:s text:c="4"/>MODE0_MIDNIGHT,</text:p>
      <text:p text:style-name="P2"><text:s text:c="4"/>MODE0_DARK_SLATE_GRAY,</text:p>
      <text:p text:style-name="P2"><text:s text:c="4"/>MODE0_GREEN,</text:p>
      <text:p text:style-name="P2"><text:s text:c="4"/>MODE0_YELLOW_GREEN,</text:p>
      <text:p text:style-name="P2"><text:s text:c="4"/>MODE0_BLUE,</text:p>
      <text:p text:style-name="P2"><text:s text:c="4"/>MODE0_PICTON_BLUE,</text:p>
      <text:p text:style-name="P2"><text:s text:c="4"/>MODE0_PALE_BLUE</text:p>
      <text:p text:style-name="P2">} mode0_color_t;</text:p>
      <text:p text:style-name="P2"/>
      <text:p text:style-name="P2">void mode0_init();</text:p>
      <text:p text:style-name="P2">void mode0_clear(mode0_color_t color);</text:p>
      <text:p text:style-name="P2">void mode0_draw_screen();</text:p>
      <text:p text:style-name="P2">void mode0_draw_region(uint8_t x, uint8_t y, uint8_t width, uint8_t height);</text:p>
      <text:p text:style-name="P2">void mode0_scroll_vertical(int8_t amount);</text:p>
      <text:p text:style-name="P2">void mode0_set_foreground(mode0_color_t color);</text:p>
      <text:p text:style-name="P2">void mode0_set_background(mode0_color_t color);</text:p>
      <text:p text:style-name="P2">void mode0_set_cursor(uint8_t x, uint8_t y);</text:p>
      <text:p text:style-name="P2">uint8_t mode0_get_cursor_x();</text:p>
      <text:p text:style-name="P2">uint8_t mode0_get_cursor_y();</text:p>
      <text:p text:style-name="P2">void mode0_print(const char *s);</text:p>
      <text:p text:style-name="P2">void mode0_write(const char *s, int len);</text:p>
      <text:p text:style-name="P2">void mode0_putc(char c);</text:p>
      <text:p text:style-name="P2">void mode0_show_cursor();</text:p>
      <text:p text:style-name="P2">void mode0_hide_cursor();</text:p>
      <text:p text:style-name="P2"/>
      <text:p text:style-name="P4">// Won't redraw until the matching _end is invoked.</text:p>
      <text:p text:style-name="P2">void mode0_begin();</text:p>
      <text:p text:style-name="P2">void mode0_end();</text:p>
      <text:p text:style-name="P2"/>
      <text:p text:style-name="P2">#endif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8T11:15:38.887950104</dc:date>
    <meta:editing-duration>PT19M2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7" meta:paragraph-count="549" meta:word-count="2844" meta:character-count="21768" meta:non-whitespace-character-count="17406"/>
  </office:meta>
</office:document-meta>
</file>